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de"&gt;</text:p>
      <text:p text:style-name="Standard">&lt;head&gt;</text:p>
      <text:p text:style-name="Standard"><text:s text:c="2"/>&lt;meta charset="UTF-8"&gt;</text:p>
      <text:p text:style-name="Standard"><text:s text:c="2"/>&lt;title&gt;Öffentliche Aussagen – Fakten &amp; Einordnung&lt;/title&gt;</text:p>
      <text:p text:style-name="Standard"><text:s text:c="2"/>&lt;meta name="viewport" content="width=device-width, initial-scale=1.0"&gt;</text:p>
      <text:p text:style-name="Standard"><text:s text:c="2"/>&lt;style&gt;</text:p>
      <text:p text:style-name="Standard"><text:s text:c="4"/>body { font-family: Arial, sans-serif; margin: 40px; line-height: 1.6; }</text:p>
      <text:p text:style-name="Standard"><text:s text:c="4"/>h1, h2 { color: #222; }</text:p>
      <text:p text:style-name="Standard"><text:s text:c="4"/>a { color: #0066cc; text-decoration: none; }</text:p>
      <text:p text:style-name="Standard"><text:s text:c="4"/>a:hover { text-decoration: underline; }</text:p>
      <text:p text:style-name="Standard"><text:s text:c="4"/>section { margin-bottom: 40px; }</text:p>
      <text:p text:style-name="Standard"><text:s text:c="4"/>.note { font-size: 0.9em; color: #555; 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h1&gt;Öffentliche Aussagen. Fakten. Einordnung.&lt;/h1&gt;</text:p>
      <text:p text:style-name="Standard"/>
      <text:p text:style-name="Standard"><text:s text:c="2"/>&lt;section&gt;</text:p>
      <text:p text:style-name="Standard"><text:s text:c="4"/>&lt;p&gt;</text:p>
      <text:p text:style-name="Standard"><text:s text:c="6"/>Diese Website dokumentiert politische Aussagen und prüft, ob sie durch überprüfbare Fakten, geltendes Recht und belastbare Daten gedeckt sind.</text:p>
      <text:p text:style-name="Standard"><text:s text:c="6"/>Im Mittelpunkt stehen &lt;strong&gt;Aussagen&lt;/strong&gt;, nicht Personen. Bewertet wird ausschließlich die Haltbarkeit der Behauptung, nicht Motivation oder Haltung.</text:p>
      <text:p text:style-name="Standard"><text:s text:c="4"/>&lt;/p&gt;</text:p>
      <text:p text:style-name="Standard"><text:s text:c="2"/>&lt;/section&gt;</text:p>
      <text:p text:style-name="Standard"/>
      <text:p text:style-name="Standard"><text:s text:c="2"/>&lt;section&gt;</text:p>
      <text:p text:style-name="Standard"><text:s text:c="4"/>&lt;h2&gt;Wie hier gearbeitet wird&lt;/h2&gt;</text:p>
      <text:p text:style-name="Standard"><text:s text:c="4"/>&lt;ol&gt;</text:p>
      <text:p text:style-name="Standard"><text:s text:c="6"/>&lt;li&gt;&lt;strong&gt;Originalaussage&lt;/strong&gt;: Wörtliches Zitat, Datum, Ort, Format.&lt;/li&gt;</text:p>
      <text:p text:style-name="Standard"><text:s text:c="6"/>&lt;li&gt;&lt;strong&gt;Originalquelle&lt;/strong&gt;: Video, Screenshot oder Text, direkt eingebunden.&lt;/li&gt;</text:p>
      <text:p text:style-name="Standard"><text:s text:c="6"/>&lt;li&gt;&lt;strong&gt;Analyse&lt;/strong&gt;: Abgleich der Aussage mit offiziellen Statistiken, geltender Rechtslage und relevanter Forschung.&lt;/li&gt;</text:p>
      <text:p text:style-name="Standard"><text:s text:c="6"/>&lt;li&gt;&lt;strong&gt;Einordnung&lt;/strong&gt;: Bewertung der Haltbarkeit: haltbar / teilweise haltbar / nicht haltbar.&lt;/li&gt;</text:p>
      <text:p text:style-name="Standard"><text:s text:c="4"/>&lt;/ol&gt;</text:p>
      <text:p text:style-name="Standard"><text:s text:c="2"/>&lt;/section&gt;</text:p>
      <text:p text:style-name="Standard"/>
      <text:p text:style-name="Standard"><text:s text:c="2"/>&lt;section&gt;</text:p>
      <text:p text:style-name="Standard"><text:s text:c="4"/>&lt;h2&gt;Was diese Seite nicht ist&lt;/h2&gt;</text:p>
      <text:p text:style-name="Standard"><text:s text:c="4"/>&lt;ul&gt;</text:p>
      <text:p text:style-name="Standard"><text:s text:c="6"/>&lt;li&gt;kein Meinungsblog&lt;/li&gt;</text:p>
      <text:p text:style-name="Standard"><text:s text:c="6"/>&lt;li&gt;kein Kampagnenprojekt&lt;/li&gt;</text:p>
      <text:p text:style-name="Standard"><text:s text:c="6"/>&lt;li&gt;keine persönliche Wertung&lt;/li&gt;</text:p>
      <text:p text:style-name="Standard"><text:s text:c="4"/>&lt;/ul&gt;</text:p>
      <text:p text:style-name="Standard"><text:s text:c="4"/>&lt;p&gt;Ziel: methodische Fairness und nachvollziehbare Dokumentation.&lt;/p&gt;</text:p>
      <text:p text:style-name="Standard"><text:s text:c="2"/>&lt;/section&gt;</text:p>
      <text:p text:style-name="Standard"><text:soft-page-break/></text:p>
      <text:p text:style-name="Standard"><text:s text:c="2"/>&lt;section&gt;</text:p>
      <text:p text:style-name="Standard"><text:s text:c="4"/>&lt;h2&gt;Wie weiter&lt;/h2&gt;</text:p>
      <text:p text:style-name="Standard"><text:s text:c="4"/>&lt;p&gt;</text:p>
      <text:p text:style-name="Standard"><text:s text:c="6"/>Jede geprüfte Aussage hat eine eigene Unterseite, gleich aufgebaut, für klare Vergleichbarkeit.</text:p>
      <text:p text:style-name="Standard"><text:s text:c="4"/>&lt;/p&gt;</text:p>
      <text:p text:style-name="Standard"><text:s text:c="4"/>&lt;ul&gt;</text:p>
      <text:p text:style-name="Standard"><text:s text:c="6"/>&lt;li&gt;&lt;a href="linnemann.html"&gt;Beispiel-Unterseite: Carsten Linnemann&lt;/a&gt;&lt;/li&gt;</text:p>
      <text:p text:style-name="Standard"><text:s text:c="4"/>&lt;/ul&gt;</text:p>
      <text:p text:style-name="Standard"><text:s text:c="2"/>&lt;/section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23:18:48.089340085</meta:creation-date>
    <dc:date>2026-02-21T23:19:29.003203219</dc:date>
    <meta:editing-duration>PT41S</meta:editing-duration>
    <meta:editing-cycles>1</meta:editing-cycles>
    <meta:document-statistic meta:table-count="0" meta:image-count="0" meta:object-count="0" meta:page-count="2" meta:paragraph-count="52" meta:word-count="196" meta:character-count="1943" meta:non-whitespace-character-count="1624"/>
    <meta:generator>LibreOffice/7.3.7.2$Linux_X86_64 LibreOffice_project/30$Build-2</meta:generator>
  </office:meta>
</office:document-meta>
</file>